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-Erste Spielentwicklung</text:p>
      <text:p text:style-name="P1"/>
      <text:p text:style-name="P2">Erfolg: Ich habe erfolgreich das Grundgerüst für mein Spielgeschrieben. Es läuft ohne Fehler.</text:p>
      <text:p text:style-name="P2"/>
      <text:p text:style-name="P2"/>
      <text:p text:style-name="P2"/>
      <text:p text:style-name="P2">Misserfolg: Wenn ich auf „Run“ drücke öffnet sich kein Fenster, wie im Vide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 Busert</meta:initial-creator>
    <meta:creation-date>2017-08-27T13:42:53.78</meta:creation-date>
    <meta:document-statistic meta:table-count="0" meta:image-count="0" meta:object-count="0" meta:page-count="1" meta:paragraph-count="3" meta:word-count="28" meta:character-count="197"/>
    <dc:date>2017-08-27T13:45:19.04</dc:date>
    <dc:creator>Leon Busert</dc:creator>
    <meta:editing-duration>PT2M25S</meta:editing-duration>
    <meta:editing-cycles>1</meta:editing-cycles>
    <meta:generator>OpenOffice/4.1.3$Win32 OpenOffice.org_project/413m1$Build-9783</meta:generator>
  </office:meta>
</office:document-meta>
</file>